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723cm"/>
    </style:style>
    <style:style style:name="Tabelle1.D" style:family="table-column">
      <style:table-column-properties style:column-width="6.754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officeooo:rsid="00468846" officeooo:paragraph-rsid="00468846"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officeooo:rsid="00468846" officeooo:paragraph-rsid="00468846" style:font-weight-asian="bold"/>
    </style:style>
    <style:style style:name="P10" style:family="paragraph" style:parent-style-name="Standard">
      <style:paragraph-properties fo:text-align="start" style:justify-single-word="false">
        <style:tab-stops/>
      </style:paragraph-properties>
      <style:text-properties style:font-name="Liberation Sans" fo:font-weight="bold" officeooo:rsid="0046cee6" officeooo:paragraph-rsid="0046cee6" style:font-weight-asian="bold"/>
    </style:style>
    <style:style style:name="P11" style:family="paragraph" style:parent-style-name="Standard">
      <style:paragraph-properties fo:text-align="center" style:justify-single-word="false">
        <style:tab-stops/>
      </style:paragraph-properties>
      <style:text-properties style:font-name="Liberation Sans" fo:font-weight="bold" officeooo:rsid="0046cee6" officeooo:paragraph-rsid="0046cee6" style:font-weight-asian="bold"/>
    </style:style>
    <style:style style:name="P12" style:family="paragraph" style:parent-style-name="Standard">
      <style:paragraph-properties fo:text-align="start" style:justify-single-word="false">
        <style:tab-stops/>
      </style:paragraph-properties>
      <style:text-properties style:font-name="Liberation Sans" fo:font-weight="bold" officeooo:rsid="004a10e9" officeooo:paragraph-rsid="004a10e9" style:font-weight-asian="bold"/>
    </style:style>
    <style:style style:name="P13" style:family="paragraph" style:parent-style-name="Standard">
      <style:paragraph-properties fo:text-align="center" style:justify-single-word="false">
        <style:tab-stops/>
      </style:paragraph-properties>
      <style:text-properties style:font-name="Liberation Sans" fo:font-weight="bold" officeooo:paragraph-rsid="0068419e" style:font-weight-asian="bold"/>
    </style:style>
    <style:style style:name="P14"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15"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6" style:family="paragraph" style:parent-style-name="Standard">
      <style:text-properties style:font-name="Arial1" fo:font-size="11pt" style:font-size-asian="11pt" style:font-size-complex="11pt"/>
    </style:style>
    <style:style style:name="P17" style:family="paragraph" style:parent-style-name="Standard">
      <style:text-properties style:font-name="Arial1" fo:font-size="11pt" officeooo:paragraph-rsid="000f8b38" style:font-size-asian="11pt" style:font-size-complex="11pt"/>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5.998cm" style:type="right" style:leader-style="dotted" style:leader-text="."/>
        </style:tab-stops>
      </style:paragraph-properties>
    </style:style>
    <style:style style:name="P21" style:family="paragraph" style:parent-style-name="Heading_20_1">
      <style:text-properties officeooo:rsid="000fd1e3" officeooo:paragraph-rsid="000fd1e3"/>
    </style:style>
    <style:style style:name="P22" style:family="paragraph" style:parent-style-name="Heading_20_2">
      <style:text-properties style:font-name="Arial1" fo:font-size="13pt" officeooo:paragraph-rsid="0011c95a" style:font-size-asian="13pt" style:font-size-complex="13pt"/>
    </style:style>
    <style:style style:name="P23" style:family="paragraph" style:parent-style-name="Standard">
      <style:text-properties style:font-name="Arial1" officeooo:paragraph-rsid="004a10e9"/>
    </style:style>
    <style:style style:name="P24" style:family="paragraph" style:parent-style-name="Standard">
      <style:text-properties officeooo:rsid="0011c95a" officeooo:paragraph-rsid="0011c95a"/>
    </style:style>
    <style:style style:name="P25" style:family="paragraph" style:parent-style-name="Text_20_body">
      <style:text-properties style:font-name="Arial1" officeooo:paragraph-rsid="001d5c91"/>
    </style:style>
    <style:style style:name="P26" style:family="paragraph" style:parent-style-name="Standard" style:list-style-name="L1"/>
    <style:style style:name="P27" style:family="paragraph" style:parent-style-name="Standard" style:list-style-name="L1">
      <style:text-properties officeooo:paragraph-rsid="001e2174"/>
    </style:style>
    <style:style style:name="P28" style:family="paragraph" style:parent-style-name="Standard" style:list-style-name="L2"/>
    <style:style style:name="P29" style:family="paragraph" style:parent-style-name="Standard" style:list-style-name="L2">
      <style:text-properties officeooo:rsid="0035147f" officeooo:paragraph-rsid="0035147f"/>
    </style:style>
    <style:style style:name="P30" style:family="paragraph" style:parent-style-name="Heading_20_1">
      <style:text-properties officeooo:rsid="00336971" officeooo:paragraph-rsid="00336971"/>
    </style:style>
    <style:style style:name="P31" style:family="paragraph" style:parent-style-name="Standard">
      <style:text-properties officeooo:paragraph-rsid="00336971"/>
    </style:style>
    <style:style style:name="P32" style:family="paragraph" style:parent-style-name="Standard" style:list-style-name="L3">
      <style:text-properties officeooo:paragraph-rsid="00336971"/>
    </style:style>
    <style:style style:name="P33" style:family="paragraph" style:parent-style-name="Heading_20_3">
      <style:text-properties officeooo:paragraph-rsid="00539d7f"/>
    </style:style>
    <style:style style:name="P34" style:family="paragraph" style:parent-style-name="Standard" style:list-style-name="L4">
      <style:text-properties officeooo:paragraph-rsid="00539d7f"/>
    </style:style>
    <style:style style:name="P35" style:family="paragraph" style:parent-style-name="Heading_20_3">
      <style:text-properties officeooo:paragraph-rsid="005454d2"/>
    </style:style>
    <style:style style:name="P36" style:family="paragraph" style:parent-style-name="Standard" style:list-style-name="L5">
      <style:text-properties officeooo:paragraph-rsid="005454d2"/>
    </style:style>
    <style:style style:name="P37" style:family="paragraph" style:parent-style-name="Heading_20_3">
      <style:text-properties officeooo:paragraph-rsid="0056bb97"/>
    </style:style>
    <style:style style:name="P38" style:family="paragraph" style:parent-style-name="Standard" style:list-style-name="L6"/>
    <style:style style:name="P39" style:family="paragraph" style:parent-style-name="Standard" style:list-style-name="L7"/>
    <style:style style:name="P40" style:family="paragraph" style:parent-style-name="Standard" style:list-style-name="L8"/>
    <style:style style:name="P41" style:family="paragraph" style:parent-style-name="Standard" style:list-style-name="L9"/>
    <style:style style:name="P42" style:family="paragraph" style:parent-style-name="Heading_20_2">
      <style:text-properties officeooo:paragraph-rsid="003171da"/>
    </style:style>
    <style:style style:name="P43" style:family="paragraph" style:parent-style-name="Standard" style:list-style-name="L10"/>
    <style:style style:name="P44" style:family="paragraph" style:parent-style-name="Heading_20_2">
      <style:text-properties officeooo:paragraph-rsid="0031f43c"/>
    </style:style>
    <style:style style:name="P45" style:family="paragraph" style:parent-style-name="Standard" style:list-style-name="L11"/>
    <style:style style:name="P46" style:family="paragraph" style:parent-style-name="Standard" style:list-style-name="L12"/>
    <style:style style:name="P47" style:family="paragraph" style:parent-style-name="Heading_20_2">
      <style:text-properties officeooo:paragraph-rsid="0027a9a3"/>
    </style:style>
    <style:style style:name="P48" style:family="paragraph" style:parent-style-name="Standard" style:list-style-name="L13">
      <style:text-properties fo:font-weight="normal" style:font-weight-asian="normal" style:font-weight-complex="normal"/>
    </style:style>
    <style:style style:name="P49" style:family="paragraph" style:parent-style-name="Standard" style:list-style-name="L13"/>
    <style:style style:name="P50" style:family="paragraph" style:parent-style-name="Standard" style:list-style-name="L14"/>
    <style:style style:name="P51" style:family="paragraph" style:parent-style-name="Standard" style:list-style-name="L15"/>
    <style:style style:name="P52" style:family="paragraph" style:parent-style-name="Heading_20_2">
      <style:text-properties officeooo:paragraph-rsid="003ee09f"/>
    </style:style>
    <style:style style:name="P53" style:family="paragraph" style:parent-style-name="Standard" style:list-style-name="L16"/>
    <style:style style:name="P54" style:family="paragraph" style:parent-style-name="Standard" style:list-style-name="L17"/>
    <style:style style:name="P55" style:family="paragraph" style:parent-style-name="Standard" style:list-style-name="L18">
      <style:text-properties officeooo:rsid="0027a9a3" officeooo:paragraph-rsid="0027a9a3"/>
    </style:style>
    <style:style style:name="P56" style:family="paragraph" style:parent-style-name="Standard" style:list-style-name="L18">
      <style:text-properties officeooo:rsid="0029bb1f" officeooo:paragraph-rsid="0029bb1f"/>
    </style:style>
    <style:style style:name="P57" style:family="paragraph" style:parent-style-name="Standard" style:list-style-name="L18">
      <style:text-properties officeooo:rsid="002d1906" officeooo:paragraph-rsid="002d1906"/>
    </style:style>
    <style:style style:name="P58" style:family="paragraph" style:parent-style-name="Standard" style:list-style-name="L19"/>
    <style:style style:name="P59" style:family="paragraph" style:parent-style-name="Heading_20_2">
      <style:text-properties officeooo:paragraph-rsid="003554bc"/>
    </style:style>
    <style:style style:name="P60" style:family="paragraph" style:parent-style-name="Standard" style:list-style-name="L20"/>
    <style:style style:name="P61" style:family="paragraph" style:parent-style-name="Standard" style:list-style-name="L21"/>
    <style:style style:name="P62" style:family="paragraph" style:parent-style-name="Standard" style:list-style-name="L22">
      <style:text-properties officeooo:paragraph-rsid="006449c3"/>
    </style:style>
    <style:style style:name="P63" style:family="paragraph" style:parent-style-name="Standard" style:list-style-name="L22"/>
    <style:style style:name="P64" style:family="paragraph" style:parent-style-name="Standard" style:list-style-name="L22">
      <style:text-properties officeooo:rsid="003554bc" officeooo:paragraph-rsid="003554bc"/>
    </style:style>
    <style:style style:name="P65" style:family="paragraph" style:parent-style-name="Standard">
      <style:text-properties officeooo:rsid="003554bc" officeooo:paragraph-rsid="003554bc"/>
    </style:style>
    <style:style style:name="P66" style:family="paragraph" style:parent-style-name="Heading_20_2">
      <style:text-properties officeooo:paragraph-rsid="0037dca3"/>
    </style:style>
    <style:style style:name="P67" style:family="paragraph" style:parent-style-name="Standard" style:list-style-name="L23"/>
    <style:style style:name="P68" style:family="paragraph" style:parent-style-name="Standard" style:list-style-name="L24"/>
    <style:style style:name="P69"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48b7b1"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officeooo:rsid="0046cee6"/>
    </style:style>
    <style:style style:name="T8" style:family="text">
      <style:text-properties officeooo:rsid="00468846"/>
    </style:style>
    <style:style style:name="T9" style:family="text">
      <style:text-properties style:font-name="Liberation Sans" fo:font-weight="bold" style:font-weight-asian="bold"/>
    </style:style>
    <style:style style:name="T10" style:family="text">
      <style:text-properties officeooo:rsid="0048b7b1"/>
    </style:style>
    <style:style style:name="T11" style:family="text">
      <style:text-properties officeooo:rsid="0067d967"/>
    </style:style>
    <style:style style:name="T12" style:family="text">
      <style:text-properties officeooo:rsid="0011c95a"/>
    </style:style>
    <style:style style:name="T13" style:family="text">
      <style:text-properties fo:font-weight="normal" style:font-weight-asian="normal" style:font-weight-complex="normal"/>
    </style:style>
    <style:style style:name="T14" style:family="text">
      <style:text-properties officeooo:rsid="006275e8"/>
    </style:style>
    <style:style style:name="T15" style:family="text">
      <style:text-properties officeooo:rsid="004f60af"/>
    </style:style>
    <style:style style:name="T16" style:family="text">
      <style:text-properties officeooo:rsid="00511ccb"/>
    </style:style>
    <style:style style:name="T17" style:family="text">
      <style:text-properties officeooo:rsid="00449db8"/>
    </style:style>
    <style:style style:name="T18" style:family="text">
      <style:text-properties officeooo:rsid="00138589"/>
    </style:style>
    <style:style style:name="T19" style:family="text">
      <style:text-properties officeooo:rsid="00539d7f"/>
    </style:style>
    <style:style style:name="T20" style:family="text">
      <style:text-properties officeooo:rsid="005454d2"/>
    </style:style>
    <style:style style:name="T21" style:family="text">
      <style:text-properties officeooo:rsid="0054bc2c"/>
    </style:style>
    <style:style style:name="T22" style:family="text">
      <style:text-properties officeooo:rsid="005a1213"/>
    </style:style>
    <style:style style:name="T23" style:family="text">
      <style:text-properties officeooo:rsid="003f275d"/>
    </style:style>
    <style:style style:name="T24" style:family="text">
      <style:text-properties officeooo:rsid="00307e67"/>
    </style:style>
    <style:style style:name="T25" style:family="text">
      <style:text-properties officeooo:rsid="003171da"/>
    </style:style>
    <style:style style:name="T26" style:family="text">
      <style:text-properties officeooo:rsid="0031f43c"/>
    </style:style>
    <style:style style:name="T27" style:family="text">
      <style:text-properties officeooo:rsid="0040d20e"/>
    </style:style>
    <style:style style:name="T28" style:family="text">
      <style:text-properties fo:font-weight="normal" officeooo:rsid="003ee09f" style:font-weight-asian="normal" style:font-weight-complex="normal"/>
    </style:style>
    <style:style style:name="T29" style:family="text">
      <style:text-properties officeooo:rsid="0063290b"/>
    </style:style>
    <style:style style:name="T30" style:family="text">
      <style:text-properties officeooo:rsid="003ee09f"/>
    </style:style>
    <style:style style:name="T31" style:family="text">
      <style:text-properties officeooo:rsid="003554bc"/>
    </style:style>
    <style:style style:name="T32" style:family="text">
      <style:text-properties officeooo:rsid="0037dca3"/>
    </style:style>
    <style:style style:name="T33" style:family="text">
      <style:text-properties fo:font-weight="bold" style:font-weight-asian="bold" style:font-weight-complex="bold"/>
    </style:style>
    <style:style style:name="T34"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1</text:span></text:p>
      <text:p text:style-name="P4" loext:marker-style-name="T1"/>
      <text:p text:style-name="P3" loext:marker-style-name="T5"><text:span text:style-name="T6">Datum:</text:span> <text:span text:style-name="T7">02</text:span>.<text:span text:style-name="T7">01</text:span>.<text:span text:style-name="T8">202</text:span><text:span text:style-name="T7">6</text:span></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977"/><text:bookmark-start text:name="__RefHeading___Toc13629_3336976893"/><text:bookmark-start text:name="_Toc536093561"/><text:bookmark-start text:name="_Toc536201732"/>DOKUMENTVERSIONEN<text:bookmark-end text:name="_Toc536201977"/><text:bookmark-end text:name="__RefHeading___Toc13629_3336976893"/><text:bookmark-end text:name="_Toc536093561"/><text:bookmark-end text:name="_Toc536201732"/></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9">1.<text:span text:style-name="T10">0</text:span></text:p>
          </table:table-cell>
          <table:table-cell table:style-name="Tabelle1.B2" office:value-type="string">
            <text:p text:style-name="P8" loext:marker-style-name="T9"><text:span text:style-name="T7">02</text:span>.<text:span text:style-name="T7">01</text:span>.202<text:span text:style-name="T7">6</text:span></text:p>
          </table:table-cell>
          <table:table-cell table:style-name="Tabelle1.C2" office:value-type="string">
            <text:p text:style-name="P8" loext:marker-style-name="T9">Herr Schwill</text:p>
          </table:table-cell>
          <table:table-cell table:style-name="Tabelle1.D2" office:value-type="string">
            <text:p text:style-name="P9" loext:marker-style-name="T9">Ersterstellung</text:p>
          </table:table-cell>
        </table:table-row>
        <table:table-row table:style-name="Tabelle1.2">
          <table:table-cell table:style-name="Tabelle1.A3" office:value-type="string">
            <text:p text:style-name="P10" loext:marker-style-name="T9"><text:span text:style-name="T10">1</text:span>.<text:span text:style-name="T10">1</text:span></text:p>
          </table:table-cell>
          <table:table-cell table:style-name="Tabelle1.B3" office:value-type="string">
            <text:p text:style-name="P10" loext:marker-style-name="T9">10.01.2026</text:p>
          </table:table-cell>
          <table:table-cell table:style-name="Tabelle1.C3" office:value-type="string">
            <text:p text:style-name="P10" loext:marker-style-name="T9">Herr Schwill</text:p>
          </table:table-cell>
          <table:table-cell table:style-name="Tabelle1.D3" office:value-type="string">
            <text:p text:style-name="P11" loext:marker-style-name="T9">Ergänzung nach dem Interview aus der Fachabteilung check-in</text:p>
          </table:table-cell>
        </table:table-row>
        <table:table-row table:style-name="Tabelle1.2">
          <table:table-cell table:style-name="Tabelle1.A3" office:value-type="string">
            <text:p text:style-name="P12" loext:marker-style-name="T9">1.2</text:p>
          </table:table-cell>
          <table:table-cell table:style-name="Tabelle1.B3" office:value-type="string">
            <text:p text:style-name="P12" loext:marker-style-name="T9">17.01.2026</text:p>
          </table:table-cell>
          <table:table-cell table:style-name="Tabelle1.C4" office:value-type="string">
            <text:p text:style-name="P12" loext:marker-style-name="T9">Herr Lindner</text:p>
          </table:table-cell>
          <table:table-cell table:style-name="Tabelle1.D4" office:value-type="string">
            <text:p text:style-name="P13" loext:marker-style-name="T9"><text:span text:style-name="T11">Lastenheft </text:span>Ü<text:span text:style-name="T11">berarbeitet</text:span></text:p>
          </table:table-cell>
        </table:table-row>
        <table:table-row table:style-name="Tabelle1.2">
          <table:table-cell table:style-name="Tabelle1.A5" office:value-type="string">
            <text:p text:style-name="P14" loext:marker-style-name="T9"/>
          </table:table-cell>
          <table:table-cell table:style-name="Tabelle1.B5" office:value-type="string">
            <text:p text:style-name="P14" loext:marker-style-name="T9"/>
          </table:table-cell>
          <table:table-cell table:style-name="Tabelle1.C5" office:value-type="string">
            <text:p text:style-name="P14" loext:marker-style-name="T9"/>
          </table:table-cell>
          <table:table-cell table:style-name="Tabelle1.D5" office:value-type="string">
            <text:p text:style-name="P15" loext:marker-style-name="T9"/>
          </table:table-cell>
        </table:table-row>
      </table:table>
      <text:p text:style-name="P16"/>
      <text:p text:style-name="P17"/>
      <text:p text:style-name="P17"><text:soft-page-break/></text:p>
      <text:h text:style-name="Überschrift_20_1_20_ohne" text:outline-level="1"><text:bookmark-start text:name="__RefHeading___Toc13631_3336976893"/>Inhalt<text:bookmark-end text:name="__RefHeading___Toc13631_3336976893"/></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8"><text:a xlink:type="simple" xlink:href="#__RefHeading___Toc13629_3336976893" office:name="DOKUMENTVERSIONEN" text:style-name="Index_20_Link" text:visited-style-name="Index_20_Link">DOKUMENTVERSIONEN<text:tab/>1</text:a></text:p>
          <text:p text:style-name="P18"><text:a xlink:type="simple" xlink:href="#__RefHeading___Toc13631_3336976893" office:name="Inhalt" text:style-name="Index_20_Link" text:visited-style-name="Index_20_Link">Inhalt<text:tab/>2</text:a></text:p>
          <text:p text:style-name="P18"><text:a xlink:type="simple" xlink:href="#__RefHeading___Toc14770_3336976893" office:name="Einleitung" text:style-name="Index_20_Link" text:visited-style-name="Index_20_Link">1. Einleitung<text:tab/>3</text:a></text:p>
          <text:p text:style-name="P19"><text:a xlink:type="simple" xlink:href="#__RefHeading___Toc16910_3336976893" office:name="1.1 Ziel des Dokuments" text:style-name="Index_20_Link" text:visited-style-name="Index_20_Link">1.1 Ziel des Dokuments<text:tab/>3</text:a></text:p>
          <text:p text:style-name="P19"><text:a xlink:type="simple" xlink:href="#__RefHeading___Toc3376_3608300767" office:name="1.2 Produktbezeichnung" text:style-name="Index_20_Link" text:visited-style-name="Index_20_Link">1.2 Produktbezeichnung<text:tab/>3</text:a></text:p>
          <text:p text:style-name="P19"><text:a xlink:type="simple" xlink:href="#__RefHeading___Toc3378_3608300767" office:name="1.3 Ausgangssituation (IST-Zustand)" text:style-name="Index_20_Link" text:visited-style-name="Index_20_Link">1.3 Ausgangssituation (IST-Zustand)<text:tab/>3</text:a></text:p>
          <text:p text:style-name="P18"><text:a xlink:type="simple" xlink:href="#__RefHeading___Toc3380_3608300767" office:name="Ziele des Projekts (SOLL-Zustand)" text:style-name="Index_20_Link" text:visited-style-name="Index_20_Link">2. Ziele des Projekts (SOLL-Zustand)<text:tab/>4</text:a></text:p>
          <text:p text:style-name="P18"><text:a xlink:type="simple" xlink:href="#__RefHeading___Toc1993_336423410" office:name="Nicht Ziele" text:style-name="Index_20_Link" text:visited-style-name="Index_20_Link">3. Nicht Ziele<text:tab/>4</text:a></text:p>
          <text:p text:style-name="P18"><text:a xlink:type="simple" xlink:href="#__RefHeading___Toc3964_3608300767" office:name="Anwendungsbereich" text:style-name="Index_20_Link" text:visited-style-name="Index_20_Link">4. Anwendungsbereich<text:tab/>4</text:a></text:p>
          <text:p text:style-name="P19"><text:a xlink:type="simple" xlink:href="#__RefHeading___Toc5059_3608300767" office:name="4.1 Zielgruppen / Nutzerrollen" text:style-name="Index_20_Link" text:visited-style-name="Index_20_Link">4.1 Zielgruppen / Nutzerrollen<text:tab/>4</text:a></text:p>
          <text:p text:style-name="P20"><text:a xlink:type="simple" xlink:href="#__RefHeading___Toc1036_3017690971" office:name="4.1.1 Besucher" text:style-name="Index_20_Link" text:visited-style-name="Index_20_Link">4.1.1 Besucher<text:tab/>4</text:a></text:p>
          <text:p text:style-name="P20"><text:a xlink:type="simple" xlink:href="#__RefHeading___Toc1038_3017690971" office:name="4.1.2 Unternehmensmitarbeitende / Firmenvertreter" text:style-name="Index_20_Link" text:visited-style-name="Index_20_Link">4.1.2 Unternehmensmitarbeitende / Firmenvertreter<text:tab/>4</text:a></text:p>
          <text:p text:style-name="P20"><text:a xlink:type="simple" xlink:href="#__RefHeading___Toc1040_3017690971" office:name="4.1.3 Sicherheitsdienst / Facility Management" text:style-name="Index_20_Link" text:visited-style-name="Index_20_Link">4.1.3 Sicherheitsdienst / Facility Management<text:tab/>4</text:a></text:p>
          <text:p text:style-name="P19"><text:a xlink:type="simple" xlink:href="#__RefHeading___Toc5539_3608300767" office:name="4.2 Einsatzumgebung" text:style-name="Index_20_Link" text:visited-style-name="Index_20_Link">4.2 Einsatzumgebung<text:tab/>5</text:a></text:p>
          <text:p text:style-name="P18"><text:a xlink:type="simple" xlink:href="#__RefHeading___Toc5541_3608300767" office:name="Funktionale Anforderungen" text:style-name="Index_20_Link" text:visited-style-name="Index_20_Link">5. Funktionale Anforderungen<text:tab/>5</text:a></text:p>
          <text:p text:style-name="P19"><text:a xlink:type="simple" xlink:href="#__RefHeading___Toc6834_3608300767" office:name="5.1 Besucher-Voranmeldung" text:style-name="Index_20_Link" text:visited-style-name="Index_20_Link">5.1 Besucher-Voranmeldung<text:tab/>5</text:a></text:p>
          <text:p text:style-name="P19"><text:a xlink:type="simple" xlink:href="#__RefHeading___Toc1995_336423410" office:name="5.2 Besuchercheck-in" text:style-name="Index_20_Link" text:visited-style-name="Index_20_Link">5.2 Besuchercheck-in<text:tab/>5</text:a></text:p>
          <text:p text:style-name="P19"><text:a xlink:type="simple" xlink:href="#__RefHeading___Toc1997_336423410" office:name="5.3 Sicherheitsunterstützung" text:style-name="Index_20_Link" text:visited-style-name="Index_20_Link">5.3 Sicherheitsunterstützung<text:tab/>5</text:a></text:p>
          <text:p text:style-name="P18"><text:a xlink:type="simple" xlink:href="#__RefHeading___Toc6836_3608300767" office:name="Nicht-funktionale Anforderungen" text:style-name="Index_20_Link" text:visited-style-name="Index_20_Link">6. Nicht-funktionale Anforderungen<text:tab/>5</text:a></text:p>
          <text:p text:style-name="P19"><text:a xlink:type="simple" xlink:href="#__RefHeading___Toc6838_3608300767" office:name="6.1 Performance" text:style-name="Index_20_Link" text:visited-style-name="Index_20_Link">6.1 Performance<text:tab/>5</text:a></text:p>
          <text:p text:style-name="P19"><text:a xlink:type="simple" xlink:href="#__RefHeading___Toc6840_3608300767" office:name="6.2 Sicherheit" text:style-name="Index_20_Link" text:visited-style-name="Index_20_Link">6.2 Sicherheit<text:tab/>5</text:a></text:p>
          <text:p text:style-name="P19"><text:a xlink:type="simple" xlink:href="#__RefHeading___Toc6842_3608300767" office:name="6.3 Verfügbarkeit" text:style-name="Index_20_Link" text:visited-style-name="Index_20_Link">6.3 Verfügbarkeit<text:tab/>6</text:a></text:p>
          <text:p text:style-name="P19"><text:a xlink:type="simple" xlink:href="#__RefHeading___Toc6844_3608300767" office:name="6.4 Benutzbarkeit" text:style-name="Index_20_Link" text:visited-style-name="Index_20_Link">6.4 Benutzbarkeit<text:tab/>6</text:a></text:p>
          <text:p text:style-name="P19"><text:a xlink:type="simple" xlink:href="#__RefHeading___Toc6844_3608300767%20Kopie%201" office:name="6.5 Skalierbarkeit" text:style-name="Index_20_Link" text:visited-style-name="Index_20_Link">6.5 Skalierbarkeit<text:tab/>6</text:a></text:p>
          <text:p text:style-name="P19"><text:a xlink:type="simple" xlink:href="#__RefHeading___Toc6844_3608300767%20Kopie%202" office:name="6.6 Wartbarkeit" text:style-name="Index_20_Link" text:visited-style-name="Index_20_Link">6.6 Wartbarkeit<text:tab/>6</text:a></text:p>
          <text:p text:style-name="P18"><text:a xlink:type="simple" xlink:href="#__RefHeading___Toc6846_3608300767" office:name="Randbedingungen" text:style-name="Index_20_Link" text:visited-style-name="Index_20_Link">7. Randbedingungen<text:tab/>6</text:a></text:p>
          <text:p text:style-name="P18"><text:a xlink:type="simple" xlink:href="#__RefHeading___Toc6848_3608300767" office:name="Abnahmekriterien" text:style-name="Index_20_Link" text:visited-style-name="Index_20_Link">8. Abnahmekriterien<text:tab/>6</text:a></text:p>
          <text:p text:style-name="P18"><text:a xlink:type="simple" xlink:href="#__RefHeading___Toc6850_3608300767" office:name="Liefergegenstände" text:style-name="Index_20_Link" text:visited-style-name="Index_20_Link">9. Liefergegenstände<text:tab/>7</text:a></text:p>
          <text:p text:style-name="P19"><text:a xlink:type="simple" xlink:href="#__RefHeading___Toc6838_3608300767%20Kopie%201" office:name="9.1 Digitale Besuchermanagementsoftware" text:style-name="Index_20_Link" text:visited-style-name="Index_20_Link">9.1 Digitale Besuchermanagementsoftware<text:tab/>7</text:a></text:p>
          <text:p text:style-name="P19"><text:a xlink:type="simple" xlink:href="#__RefHeading___Toc6838_3608300767%20Kopie%201%20Kopie%201" office:name="9.2 Dokumentation" text:style-name="Index_20_Link" text:visited-style-name="Index_20_Link">9.2 Dokumentation<text:tab/>7</text:a></text:p>
          <text:p text:style-name="P19"><text:a xlink:type="simple" xlink:href="#__RefHeading___Toc6838_3608300767%20Kopie%201%20Kopie%201%20Kopie%201" office:name="9.3 Schulung" text:style-name="Index_20_Link" text:visited-style-name="Index_20_Link">9.3 Schulung<text:tab/>7</text:a></text:p>
          <text:p text:style-name="P19"><text:a xlink:type="simple" xlink:href="#__RefHeading___Toc6838_3608300767%20Kopie%201%20Kopie%201%20Kopie%201%20Kopie%201" office:name="9.4 Test- und Abnahmeberichte" text:style-name="Index_20_Link" text:visited-style-name="Index_20_Link">9.4 Test- und Abnahmeberichte<text:tab/>7</text:a></text:p>
          <text:p text:style-name="P18"><text:a xlink:type="simple" xlink:href="#__RefHeading___Toc6852_3608300767" office:name="Glossar" text:style-name="Index_20_Link" text:visited-style-name="Index_20_Link">10. Glossar<text:tab/>7</text:a></text:p>
        </text:index-body>
      </text:table-of-content>
      <text:p text:style-name="Standard"/>
      <text:p text:style-name="Standard"/>
      <text:p text:style-name="Standard"/>
      <text:list xml:id="list2819575623" text:style-name="WWNum8">
        <text:list-item>
          <text:h text:style-name="P21" text:outline-level="1"><text:bookmark-start text:name="__RefHeading___Toc14770_3336976893"/><text:soft-page-break/>Einleitung<text:bookmark-end text:name="__RefHeading___Toc14770_3336976893"/></text:h>
        </text:list-item>
      </text:list>
      <text:h text:style-name="P22" text:outline-level="2"><text:bookmark-start text:name="__RefHeading___Toc16910_3336976893"/><text:span text:style-name="T12">1.1 </text:span>Ziel des Dokuments<text:bookmark-end text:name="__RefHeading___Toc16910_3336976893"/></text:h>
      <text:p text:style-name="P23">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 Dieses Lastenheft beschreibt ausschließlich die fachlichen Anforderungen („Was“ und „Warum“) und dient als Grundlage für Analyse, Lösungsentwurf und Implementierungsplanung.</text:p>
      <text:p text:style-name="P24"/>
      <text:h text:style-name="Heading_20_2" text:outline-level="2"><text:bookmark-start text:name="__RefHeading___Toc3376_3608300767"/>1.2 Produktbezeichnung<text:bookmark-end text:name="__RefHeading___Toc3376_3608300767"/></text:h>
      <text:p text:style-name="Standard"><text:span text:style-name="Strong_20_Emphasis">Besuchermanagementsystem TechPort (BMS TechPort)</text:span></text:p>
      <text:p text:style-name="Standard">Das System soll ein digitales Portal bieten, das die Anmeldung, Überprüfung und Verwaltung von Besuchern, Lieferanten, Projekten und Partnerunternehmen zentralisiert und automatisiert.</text:p>
      <text:p text:style-name="P25"><text:span text:style-name="Strong_20_Emphasis"><text:span text:style-name="T13"/></text:span></text:p>
      <text:h text:style-name="Heading_20_2" text:outline-level="2"><text:bookmark-start text:name="__RefHeading___Toc3378_3608300767"/>1.3 Ausgangssituation (IST-Zustand)<text:bookmark-end text:name="__RefHeading___Toc3378_3608300767"/></text:h>
      <text:list text:style-name="L1">
        <text:list-item>
          <text:p text:style-name="P26">Standort: Innovationscampus auf ehemaligem Industrieareal zwischen Spree und Osthafen, 90 ha, ca. 400 Unternehmen, ca. 12.000 tägliche Beschäftigte, plus Lieferverkehr und Gäste.</text:p>
        </text:list-item>
      </text:list>
      <text:p text:style-name="Standard"/>
      <text:list text:continue-numbering="true" text:style-name="L1">
        <text:list-item>
          <text:p text:style-name="P26">Der Betrieb erfolgt derzeit mit einem alten Intranet-System, das:</text:p>
          <text:list>
            <text:list-item>
              <text:p text:style-name="P27"><text:span text:style-name="T14">T</text:span>räge und papierlastig ist,</text:p>
            </text:list-item>
            <text:list-item>
              <text:p text:style-name="P27"><text:span text:style-name="T14">S</text:span>tark dezentral organisiert ist,</text:p>
            </text:list-item>
            <text:list-item>
              <text:p text:style-name="P27">Ladezeiten bis zu 6 Sekunden hat.</text:p>
            </text:list-item>
          </text:list>
        </text:list-item>
      </text:list>
      <text:p text:style-name="Standard"/>
      <text:list text:continue-numbering="true" text:style-name="L1">
        <text:list-item>
          <text:p text:style-name="P26">Probleme / Pain Points:</text:p>
          <text:list>
            <text:list-item>
              <text:p text:style-name="P27">Sicherheitsdienst und Facility Management haben unklare Besucherströme.</text:p>
            </text:list-item>
            <text:list-item>
              <text:p text:style-name="P27">Staus an Einfahrten, Wartezeiten für Lieferanten bis zu 10 Minuten in Stoßzeiten.</text:p>
            </text:list-item>
            <text:list-item>
              <text:p text:style-name="P27">Fehlende oder unzureichende Voranmeldungen von Besuchern (aktuelle Quote ca. 30%).</text:p>
            </text:list-item>
            <text:list-item>
              <text:p text:style-name="P27">Manuelle Ausweisprüfungen und Rückfragen verursachen „Walk-in“-Staus.</text:p>
            </text:list-item>
            <text:list-item>
              <text:p text:style-name="P27">Besucher empfinden das Ausweis- und Registrierungsprozedere als umständlich und zeitintensiv.</text:p>
            </text:list-item>
            <text:list-item>
              <text:p text:style-name="P27">Steigende Sicherheitsvorfälle durch unübersichtliche Prozesse.</text:p>
            </text:list-item>
          </text:list>
        </text:list-item>
      </text:list>
      <text:list xml:id="list81517499280613" text:continue-list="list2819575623" text:style-name="WWNum8">
        <text:list-item>
          <text:h text:style-name="Heading_20_1" text:outline-level="1"><text:bookmark-start text:name="__RefHeading___Toc3380_3608300767"/><text:soft-page-break/>Ziele des Projekts (SOLL-Zustand)<text:bookmark-end text:name="__RefHeading___Toc3380_3608300767"/></text:h>
        </text:list-item>
      </text:list>
      <text:p text:style-name="Standard">Ziel dieses Projektes ist die Einführung eines modernen, digitalen und zentralen</text:p>
      <text:p text:style-name="Standard">Besuchermanagementsystems, das:</text:p>
      <text:p text:style-name="Standard"/>
      <text:list text:style-name="L2">
        <text:list-item>
          <text:p text:style-name="P28">Besucherströme transparent und planbar macht</text:p>
        </text:list-item>
        <text:list-item>
          <text:p text:style-name="P28">Sicherheitsprozesse effizient unterstützt</text:p>
        </text:list-item>
        <text:list-item>
          <text:p text:style-name="P28">Reduktion der durchschnittlichen Wartezeit um mindestens 30 %</text:p>
        </text:list-item>
        <text:list-item>
          <text:p text:style-name="P28"><text:span text:style-name="T15">D</text:span>en manuellen Aufwand für Sicherheitsdienst und Facility Management minimiert</text:p>
        </text:list-item>
        <text:list-item>
          <text:p text:style-name="P28"><text:span text:style-name="T15">D</text:span>ie Besucherzufriedenheit steigert</text:p>
        </text:list-item>
        <text:list-item>
          <text:p text:style-name="P28"><text:span text:style-name="T15">D</text:span>en professionellen und profitablen Betrieb des TechPort Berlin unterstützt</text:p>
        </text:list-item>
        <text:list-item>
          <text:p text:style-name="P29"><text:span text:style-name="T15">V</text:span>ereinfachtes Login nach Timeout bzw. nach Autologout ermöglicht</text:p>
        </text:list-item>
      </text:list>
      <text:list xml:id="list81516856123281" text:continue-list="list81517499280613" text:style-name="WWNum8">
        <text:list-item>
          <text:h text:style-name="P30" text:outline-level="1"><text:bookmark-start text:name="__RefHeading___Toc1993_336423410"/>Nicht Ziele<text:bookmark-end text:name="__RefHeading___Toc1993_336423410"/></text:h>
        </text:list-item>
      </text:list>
      <text:p text:style-name="P31">Nicht Bestandteil dieses Projektes sind:</text:p>
      <text:p text:style-name="P31"/>
      <text:list text:style-name="L3">
        <text:list-item>
          <text:p text:style-name="P32"><text:span text:style-name="T16">D</text:span>er Austausch bestehender physischer Zutrittssysteme (z. B. Schranken, Drehkreuze)</text:p>
        </text:list-item>
        <text:list-item>
          <text:p text:style-name="P32"><text:span text:style-name="T16">B</text:span>auliche Veränderungen an Einfahrten oder Empfangsbereichen</text:p>
        </text:list-item>
      </text:list>
      <text:list xml:id="list81517032907117" text:continue-list="list81516856123281"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7">4</text:span><text:span text:style-name="T18">.1 </text:span>Zielgruppen / Nutzerrollen<text:bookmark-end text:name="__RefHeading___Toc5059_3608300767"/></text:h>
      <text:h text:style-name="P33" text:outline-level="3"><text:bookmark-start text:name="__RefHeading___Toc1036_3017690971"/><text:span text:style-name="T19">4.1.1 </text:span>Besucher<text:bookmark-end text:name="__RefHeading___Toc1036_3017690971"/></text:h>
      <text:list text:style-name="L4">
        <text:list-item>
          <text:p text:style-name="P34">Externe Gäste, Lieferanten, Projektpartner, internationale Gäste</text:p>
        </text:list-item>
        <text:list-item>
          <text:p text:style-name="P34">Anforderungen: einfache Anmeldung, schnelle Einfahrt, geringe Wartezeiten, klare Informationen über Termine und Ablauf.<text:line-break/></text:p>
        </text:list-item>
      </text:list>
      <text:h text:style-name="P35" text:outline-level="3"><text:bookmark-start text:name="__RefHeading___Toc1038_3017690971"/><text:span text:style-name="Strong_20_Emphasis"><text:span text:style-name="T19">4.1.2 </text:span></text:span><text:span text:style-name="Strong_20_Emphasis">Unternehmensmitarbeitende / Firmenvertreter</text:span><text:bookmark-end text:name="__RefHeading___Toc1038_3017690971"/></text:h>
      <text:list text:style-name="L5">
        <text:list-item>
          <text:p text:style-name="P36"><text:span text:style-name="Strong_20_Emphasis"><text:span text:style-name="T13">Zuständig für die Anmeldung ihrer Besucher im System.</text:span></text:span></text:p>
        </text:list-item>
        <text:list-item>
          <text:p text:style-name="P36"><text:span text:style-name="Strong_20_Emphasis"><text:span text:style-name="T13">Anforderungen: unkomplizierte digitale Meldung, Nachverfolgbarkeit, Erinnerungsfunktionen.</text:span></text:span></text:p>
        </text:list-item>
      </text:list>
      <text:h text:style-name="P37" text:outline-level="3"><text:bookmark-start text:name="__RefHeading___Toc1040_3017690971"/><text:span text:style-name="Strong_20_Emphasis"><text:span text:style-name="T20">4.</text:span></text:span><text:span text:style-name="Strong_20_Emphasis"><text:span text:style-name="T21">1.3 </text:span></text:span><text:span text:style-name="Strong_20_Emphasis">Sicherheitsdienst / Facility Management</text:span><text:bookmark-end text:name="__RefHeading___Toc1040_3017690971"/></text:h>
      <text:list text:style-name="L6">
        <text:list-item>
          <text:p text:style-name="P38"><text:span text:style-name="Strong_20_Emphasis"><text:span text:style-name="T13">Zuständig für Einlasskontrolle, Überwachung der Besucherströme und Sicherheitsvorkehrungen.</text:span></text:span></text:p>
        </text:list-item>
        <text:list-item>
          <text:p text:style-name="P38"><text:span text:style-name="Strong_20_Emphasis"><text:span text:style-name="T13">Anforderungen: transparente Echtzeit-Informationen, reduzierte manuelle Prüfungen, Übersicht über angemeldete und „Walk-in“-Besucher, Warnmeldungen bei Sicherheitsvorfällen.</text:span></text:span></text:p>
        </text:list-item>
      </text:list>
      <text:list text:style-name="L7">
        <text:list-header>
          <text:p text:style-name="P39"><text:soft-page-break/><text:span text:style-name="Strong_20_Emphasis"><text:span text:style-name="T13"/></text:span></text:p>
        </text:list-header>
      </text:list>
      <text:h text:style-name="Heading_20_2" text:outline-level="2"><text:bookmark-start text:name="__RefHeading___Toc5539_3608300767"/><text:span text:style-name="T17">4</text:span><text:span text:style-name="T18">.2 </text:span>Einsatzumgebung<text:bookmark-end text:name="__RefHeading___Toc5539_3608300767"/></text:h>
      <text:list text:style-name="L8">
        <text:list-item>
          <text:p text:style-name="P40">Plattform: Webbasiertes System, <text:span text:style-name="T22">B</text:span>rowser(Chrome, Edge, Safari)</text:p>
        </text:list-item>
        <text:list-item>
          <text:p text:style-name="P40">Server: Einsatz auf der bestehenden IT-Infrastruktur der TechPort Berlin GmbH</text:p>
        </text:list-item>
        <text:list-item>
          <text:p text:style-name="P40">Netzwerk: Nutzung über LAN und WLAN des Innovationscampus</text:p>
        </text:list-item>
        <text:list-item>
          <text:p text:style-name="P40">Integration: Anbindung an bestehendes Intranet-Portal, Schnittstellen zu vorhandenen Zutrittssystemen</text:p>
        </text:list-item>
        <text:list-item>
          <text:p text:style-name="P40">Geräte: Desktop-PCs am Empfang, Laptops der Unternehmensmitarbeitenden, ggf. mobile Endgeräte (Tablets) für Sicherheitsdienst</text:p>
        </text:list-item>
      </text:list>
      <text:list xml:id="list81516022821793" text:continue-list="list81517032907117"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text:span text:style-name="T23">5</text:span>.1 <text:span text:style-name="T24">Besucher-Voranmeldung</text:span><text:bookmark-end text:name="__RefHeading___Toc6834_3608300767"/></text:h>
      <text:list text:style-name="L9">
        <text:list-item>
          <text:p text:style-name="P41">Besucher sollen durch die ansässigen Unternehmen digital vorangemeldet werden können</text:p>
        </text:list-item>
        <text:list-item>
          <text:p text:style-name="P41">Erfassung relevanter Besucherdaten (Name, Unternehmen, Besuchsdatum, Ansprechpartner)</text:p>
        </text:list-item>
        <text:list-item>
          <text:p text:style-name="P41">Automatische Bestätigung der Anmeldung</text:p>
        </text:list-item>
      </text:list>
      <text:h text:style-name="P42" text:outline-level="2"><text:bookmark-start text:name="__RefHeading___Toc1995_336423410"/><text:span text:style-name="T23">5</text:span><text:span text:style-name="T25">.2 </text:span>Besuchercheck-in<text:bookmark-end text:name="__RefHeading___Toc1995_336423410"/></text:h>
      <text:list text:style-name="L10">
        <text:list-item>
          <text:p text:style-name="P43">Schneller Check-in für vorangemeldete Besucher</text:p>
        </text:list-item>
        <text:list-item>
          <text:p text:style-name="P43">Reduzierung manueller Ausweisprüfungen</text:p>
        </text:list-item>
        <text:list-item>
          <text:p text:style-name="P43">Möglichkeit zur Identifikation von Walk-in-Besuchern</text:p>
        </text:list-item>
      </text:list>
      <text:h text:style-name="P44" text:outline-level="2"><text:bookmark-start text:name="__RefHeading___Toc1997_336423410"/><text:span text:style-name="T23">5</text:span><text:span text:style-name="T26">.3 </text:span>Sicherheitsunterstützung<text:bookmark-end text:name="__RefHeading___Toc1997_336423410"/></text:h>
      <text:list text:style-name="L11">
        <text:list-item>
          <text:p text:style-name="P45">Zentrale Übersicht über aktuelle und geplante Besucher</text:p>
        </text:list-item>
        <text:list-item>
          <text:p text:style-name="P45">Kennzeichnung vorangemeldeter und nicht vorangemeldeter Besucher</text:p>
        </text:list-item>
        <text:list-item>
          <text:p text:style-name="P45">Unterstützung bei Rückfragen und Prüfungen</text:p>
        </text:list-item>
      </text:list>
      <text:list xml:id="list81515781139123" text:continue-list="list81516022821793" text:style-name="WWNum8">
        <text:list-item>
          <text:h text:style-name="Heading_20_1" text:outline-level="1"><text:bookmark-start text:name="__RefHeading___Toc6836_3608300767"/>Nicht-funktionale Anforderungen<text:bookmark-end text:name="__RefHeading___Toc6836_3608300767"/></text:h>
        </text:list-item>
      </text:list>
      <text:h text:style-name="Heading_20_2" text:outline-level="2"><text:bookmark-start text:name="__RefHeading___Toc6838_3608300767"/><text:span text:style-name="T27">6</text:span>.1 Performance<text:bookmark-end text:name="__RefHeading___Toc6838_3608300767"/></text:h>
      <text:list text:style-name="L12">
        <text:list-item>
          <text:p text:style-name="P46">Das System muss Ladezeiten von &lt; 2 Sekunden für alle Seiten und Funktionen bieten.</text:p>
        </text:list-item>
        <text:list-item>
          <text:p text:style-name="P46">Das System muss gleichzeitige Zugriffe von bis zu 500 Nutzern ohne Leistungseinbußen verarbeiten können.</text:p>
        </text:list-item>
      </text:list>
      <text:h text:style-name="P47" text:outline-level="2"><text:bookmark-start text:name="__RefHeading___Toc6840_3608300767"/><text:span text:style-name="T27">6</text:span>.2 Sicherheit<text:bookmark-end text:name="__RefHeading___Toc6840_3608300767"/></text:h>
      <text:list text:style-name="L13">
        <text:list-item>
          <text:p text:style-name="P48">DSGVO-konforme Verarbeitung personenbezogener Daten</text:p>
        </text:list-item>
        <text:list-item>
          <text:p text:style-name="P49"><text:soft-page-break/>Zugriff auf sensible Daten nur über <text:span text:style-name="Strong_20_Emphasis"><text:span text:style-name="T13">authentifizierte Benutzerkonten</text:span></text:span><text:span text:style-name="T13">.</text:span></text:p>
        </text:list-item>
        <text:list-item>
          <text:p text:style-name="P48"><text:span text:style-name="Strong_20_Emphasis"><text:span text:style-name="T13">Verschlüsselung</text:span></text:span> aller Datenübertragungen (HTTPS/TLS).</text:p>
        </text:list-item>
        <text:list-item>
          <text:p text:style-name="P48">Protokollierung aller Nutzeraktionen (Audit-Trail).</text:p>
        </text:list-item>
      </text:list>
      <text:h text:style-name="Heading_20_2" text:outline-level="2"><text:bookmark-start text:name="__RefHeading___Toc6842_3608300767"/><text:span text:style-name="T27">6</text:span>.3 Verfügbarkeit<text:bookmark-end text:name="__RefHeading___Toc6842_3608300767"/></text:h>
      <text:list text:style-name="L14">
        <text:list-item>
          <text:p text:style-name="P50">System muss <text:span text:style-name="Strong_20_Emphasis"><text:span text:style-name="T13">9</text:span></text:span><text:span text:style-name="Strong_20_Emphasis"><text:span text:style-name="T28">8</text:span></text:span><text:span text:style-name="Strong_20_Emphasis"><text:span text:style-name="T13"> % Verfügbarkeit pro Monat</text:span></text:span> gewährleisten.</text:p>
        </text:list-item>
        <text:list-item>
          <text:p text:style-name="P50">Automatische <text:span text:style-name="Strong_20_Emphasis"><text:span text:style-name="T13">Fehlererkennung und Backup</text:span></text:span> der Daten mindestens einmal täglich.</text:p>
        </text:list-item>
        <text:list-item>
          <text:p text:style-name="P50">Wiederherstellbarkeit des Systems im Notfall innerhalb von<text:span text:style-name="T13"> </text:span><text:span text:style-name="Strong_20_Emphasis"><text:span text:style-name="T13">4 Stunden</text:span></text:span><text:span text:style-name="T13">.</text:span></text:p>
        </text:list-item>
      </text:list>
      <text:h text:style-name="Heading_20_2" text:outline-level="2"><text:bookmark-start text:name="__RefHeading___Toc6844_3608300767"/><text:span text:style-name="T27">6</text:span>.4 Benutzbarkeit<text:bookmark-end text:name="__RefHeading___Toc6844_3608300767"/></text:h>
      <text:list text:style-name="L15">
        <text:list-item>
          <text:p text:style-name="P51"><text:span text:style-name="T29">I</text:span>ntuitive, leicht verständliche Benutzeroberfläche für alle Nutzergruppen.</text:p>
        </text:list-item>
        <text:list-item>
          <text:p text:style-name="P51">Online-Hilfe, Tooltips und kurze Anleitung verfügbar.</text:p>
        </text:list-item>
        <text:list-item>
          <text:p text:style-name="P51">Minimaler Schulungsaufwand: Sicherheitsdienst und Unternehmensmitarbeitende sollen das System <text:span text:style-name="Strong_20_Emphasis"><text:span text:style-name="T13">innerhalb eines Tages einlernen</text:span></text:span> können.</text:p>
        </text:list-item>
      </text:list>
      <text:h text:style-name="P52" text:outline-level="2"><text:bookmark-start text:name="__RefHeading___Toc6844_3608300767 Kopie 1"/><text:span text:style-name="T27">6</text:span>.<text:span text:style-name="T30">5</text:span> Skalierbarkeit<text:bookmark-end text:name="__RefHeading___Toc6844_3608300767 Kopie 1"/></text:h>
      <text:list text:style-name="L16">
        <text:list-item>
          <text:p text:style-name="P53">Das System muss erweiterbar sein für <text:span text:style-name="Strong_20_Emphasis"><text:span text:style-name="T13">künftige Funktionen</text:span></text:span> wie z. B. Besucherstatistiken, mobile Apps oder Schnittstellen zu Partnerunternehmen.</text:p>
        </text:list-item>
      </text:list>
      <text:h text:style-name="P52" text:outline-level="2"><text:bookmark-start text:name="__RefHeading___Toc6844_3608300767 Kopie 2"/><text:span text:style-name="T27">6</text:span>.<text:span text:style-name="T30">6</text:span> Wartbarkeit<text:bookmark-end text:name="__RefHeading___Toc6844_3608300767 Kopie 2"/></text:h>
      <text:list text:style-name="L17">
        <text:list-item>
          <text:p text:style-name="P54">Zentrale Administration durch IT-Team möglich.</text:p>
        </text:list-item>
        <text:list-item>
          <text:p text:style-name="P54">Einfache Konfiguration von Nutzerrechten und Einstellungen.</text:p>
        </text:list-item>
        <text:list-item>
          <text:p text:style-name="P54">Dokumentation und Code so gepflegt, dass <text:span text:style-name="Strong_20_Emphasis"><text:span text:style-name="T13">Updates innerhalb von </text:span></text:span><text:span text:style-name="Strong_20_Emphasis"><text:span text:style-name="T28">2</text:span></text:span><text:span text:style-name="Strong_20_Emphasis"><text:span text:style-name="T13">–</text:span></text:span><text:span text:style-name="Strong_20_Emphasis"><text:span text:style-name="T28">5</text:span></text:span><text:span text:style-name="Strong_20_Emphasis"><text:span text:style-name="T13"> Tagen</text:span></text:span> durchgeführt werden können.</text:p>
        </text:list-item>
      </text:list>
      <text:list xml:id="list81517188021114" text:continue-list="list81515781139123" text:style-name="WWNum8">
        <text:list-item>
          <text:h text:style-name="Heading_20_1" text:outline-level="1"><text:bookmark-start text:name="__RefHeading___Toc6846_3608300767"/>Randbedingungen<text:bookmark-end text:name="__RefHeading___Toc6846_3608300767"/></text:h>
        </text:list-item>
      </text:list>
      <text:list text:style-name="L18">
        <text:list-item>
          <text:p text:style-name="P55">Projektbudget: 150.000€ – 250.000€</text:p>
        </text:list-item>
        <text:list-item>
          <text:p text:style-name="P55">Zeitrahmen: 1 Jahr</text:p>
        </text:list-item>
        <text:list-item>
          <text:p text:style-name="P56">Datenschutz und Informationssicherheit muss gewährleistet sein.</text:p>
        </text:list-item>
        <text:list-item>
          <text:p text:style-name="P57">Webbasierte Lösung</text:p>
        </text:list-item>
        <text:list-item>
          <text:p text:style-name="P57">Nutzung über bestehende IT-Infrastruktur</text:p>
        </text:list-item>
        <text:list-item>
          <text:p text:style-name="P57">Integration in bestehende Intranet-Umgebung</text:p>
        </text:list-item>
      </text:list>
      <text:list xml:id="list81516043238021" text:continue-list="list81517188021114" text:style-name="WWNum8">
        <text:list-item>
          <text:h text:style-name="Heading_20_1" text:outline-level="1"><text:bookmark-start text:name="__RefHeading___Toc6848_3608300767"/>Abnahmekriterien<text:bookmark-end text:name="__RefHeading___Toc6848_3608300767"/></text:h>
        </text:list-item>
      </text:list>
      <text:list text:style-name="L19">
        <text:list-item>
          <text:p text:style-name="P58">Reduktion der Wartezeiten an der Zufahrt</text:p>
        </text:list-item>
        <text:list-item>
          <text:p text:style-name="P58">Erhöhung der Voranmeldequote über 30%</text:p>
        </text:list-item>
        <text:list-item>
          <text:p text:style-name="P58">Verringerung manueller Prüfungen durch den Sicherheitsdienst</text:p>
        </text:list-item>
        <text:list-item>
          <text:p text:style-name="P58">Stabiler Betrieb mit kurzen Ladezeiten</text:p>
        </text:list-item>
        <text:list-item>
          <text:p text:style-name="P58">Die Messung der Abnahmekriterien erfolgt anhand definierter Kennzahlen (z. B. Durchschnittliche Wartezeit in Minuten während Stoßzeiten).</text:p>
        </text:list-item>
      </text:list>
      <text:list xml:id="list81516112890283" text:continue-list="list81516043238021" text:style-name="WWNum8">
        <text:list-item>
          <text:h text:style-name="Heading_20_1" text:outline-level="1"><text:bookmark-start text:name="__RefHeading___Toc6850_3608300767"/><text:soft-page-break/>Liefergegenstände<text:bookmark-end text:name="__RefHeading___Toc6850_3608300767"/></text:h>
        </text:list-item>
      </text:list>
      <text:h text:style-name="P59" text:outline-level="2"><text:bookmark-start text:name="__RefHeading___Toc6838_3608300767 Kopie 1"/><text:span text:style-name="T31">9</text:span>.1 Digitale Besuchermanagementsoftware<text:bookmark-end text:name="__RefHeading___Toc6838_3608300767 Kopie 1"/></text:h>
      <text:list text:style-name="L20">
        <text:list-item>
          <text:p text:style-name="P60">Web-basiertes Portal für Besucheranmeldung, Check-in, Sicherheitsprüfung und Reporting</text:p>
        </text:list-item>
        <text:list-item>
          <text:p text:style-name="P60">Benutzerrollen: Besucher, Unternehmensmitarbeitende, Sicherheitsdienst/Facility Management, Administratoren</text:p>
        </text:list-item>
      </text:list>
      <text:p text:style-name="Standard"/>
      <text:h text:style-name="P59" text:outline-level="2"><text:bookmark-start text:name="__RefHeading___Toc6838_3608300767 Kopie 1 Kopie 1"/><text:span text:style-name="T31">9</text:span>.<text:span text:style-name="T31">2</text:span> Dokumentation<text:bookmark-end text:name="__RefHeading___Toc6838_3608300767 Kopie 1 Kopie 1"/></text:h>
      <text:list text:style-name="L21">
        <text:list-item>
          <text:p text:style-name="P61">Benutzerhandbuch</text:p>
        </text:list-item>
        <text:list-item>
          <text:p text:style-name="P61">Administratorenhandbuch / Systemhandbuch</text:p>
        </text:list-item>
        <text:list-item>
          <text:p text:style-name="P61">Schnittstellen- und Integrationsdokumentation</text:p>
        </text:list-item>
      </text:list>
      <text:p text:style-name="Standard"/>
      <text:h text:style-name="P59" text:outline-level="2"><text:bookmark-start text:name="__RefHeading___Toc6838_3608300767 Kopie 1 Kopie 1 Kopie 1"/><text:span text:style-name="T31">9</text:span>.<text:span text:style-name="T31">3</text:span> <text:span text:style-name="T31">Schulung</text:span><text:bookmark-end text:name="__RefHeading___Toc6838_3608300767 Kopie 1 Kopie 1 Kopie 1"/></text:h>
      <text:list text:style-name="L22">
        <text:list-item>
          <text:p text:style-name="P62">Kurze Videos Tutorials für Unternehmensmitarbeitende zur Besucheranmeldung</text:p>
        </text:list-item>
        <text:list-item>
          <text:p text:style-name="P63">Einweisung Sicherheitsdienst / Facility Management</text:p>
        </text:list-item>
        <text:list-item>
          <text:p text:style-name="P64">Eine erste Einführung</text:p>
        </text:list-item>
      </text:list>
      <text:p text:style-name="P65"/>
      <text:h text:style-name="P66" text:outline-level="2"><text:bookmark-start text:name="__RefHeading___Toc6838_3608300767 Kopie 1 Kopie 1 Kopie 1 Kopie 1"/>9.<text:span text:style-name="T32">4</text:span> Test- und Abnahmeberichte<text:bookmark-end text:name="__RefHeading___Toc6838_3608300767 Kopie 1 Kopie 1 Kopie 1 Kopie 1"/></text:h>
      <text:list text:style-name="L23">
        <text:list-item>
          <text:p text:style-name="P67">Systemtestberichte (Funktionalität, Performance, Sicherheit)</text:p>
        </text:list-item>
        <text:list-item>
          <text:p text:style-name="P67">Abnahmeprotokolle mit Erfolgsnachweis</text:p>
        </text:list-item>
      </text:list>
      <text:list text:continue-list="list81516112890283" text:style-name="WWNum8">
        <text:list-item>
          <text:h text:style-name="Heading_20_1" text:outline-level="1"><text:bookmark-start text:name="__RefHeading___Toc6852_3608300767"/>Glossar<text:bookmark-end text:name="__RefHeading___Toc6852_3608300767"/></text:h>
        </text:list-item>
      </text:list>
      <text:list text:style-name="L24">
        <text:list-item>
          <text:p text:style-name="P68"><text:span text:style-name="T33">Walk-in-Besucher:</text:span> Besucher ohne vorherige Anmeldung</text:p>
        </text:list-item>
        <text:list-item>
          <text:p text:style-name="P68"><text:span text:style-name="T33">Besuchermanagement:</text:span> Prozesse zur Anmeldung, Prüfung und Steuerung von Besuchern</text:p>
        </text:list-item>
        <text:list-item>
          <text:p text:style-name="P68"><text:span text:style-name="T33">Facility Management:</text:span> Organisation und Betrieb der technischen und infrastrukturellen Dienstleistungen</text:p>
        </text:list-item>
        <text:list-item>
          <text:p text:style-name="P68"><text:span text:style-name="T33">Audit-Trail:</text:span> Nachvollziehbare Protokollierung von System- und Nutzeraktion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3"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6"><draw:image xlink:href="Pictures/10000000000005130000017A1CD43826.jpg" xlink:type="simple" xlink:show="embed" xlink:actuate="onLoad" draw:mime-type="image/jpeg"/></draw:frame></text:p>
      </style:header>
      <style:footer>
        <text:p text:style-name="MP3" loext:marker-style-name="MT2"><text:page-number text:select-page="current">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3H3M22S</meta:editing-duration>
    <meta:editing-cycles>77</meta:editing-cycles>
    <meta:generator>LibreOffice/25.8.4.2$MacOSX_AARCH64 LibreOffice_project/290daaa01b999472f0c7a3890eb6a550fd74c6df</meta:generator>
    <dc:date>2026-01-20T08:15:15.451752000</dc:date>
    <meta:document-statistic meta:table-count="1" meta:image-count="1" meta:object-count="0" meta:page-count="7" meta:paragraph-count="176" meta:word-count="1016" meta:character-count="8315" meta:non-whitespace-character-count="7564"/>
  </office:meta>
</office:document-meta>
</file>